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ease wait.</text:p>
      <text:p text:style-name="P1">Converting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el Mello</meta:initial-creator>
    <meta:creation-date>2010-07-18T18:27:49</meta:creation-date>
    <meta:generator>OpenOffice.org/3.2$Linux OpenOffice.org_project/320m12$Build-9483</meta:generator>
    <dc:date>2010-07-18T20:20:19</dc:date>
    <dc:creator>Samuel Mello</dc:creator>
    <meta:editing-duration>PT01H10M44S</meta:editing-duration>
    <meta:editing-cycles>34</meta:editing-cycles>
    <meta:document-statistic meta:table-count="0" meta:image-count="0" meta:object-count="0" meta:page-count="1" meta:paragraph-count="2" meta:word-count="3" meta:character-count="2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ConvertToImage(cFile)

  cURL = ConvertToURL( Trim (cFile) )
  oDoc  =  StarDesktop.loadComponentFromURL( cURL , "_blank", 0, Array(MakePropertyValue( "Hidden", True )) ) 

  If (Not GlobalScope.BasicLibraries.isLibraryLoaded("Tools")) Then
    GlobalScope.BasicLibraries.LoadLibrary("Tools")
  End If

  Dim exportUrl As New com.sun.star.util.URL
  
  oDocument = oDoc
  oController = oDocument.getCurrentController()
  
  For i = 0 to oDocument.getDrawPages().count-1
    slide = oDocument.drawpages(i)
    slideName = oDocument.drawpages(i).getName()
    exportUrl.complete = cURL + "." + Trim(Str(i)) +".jpg"
    ExportToJpeg(slide, exportUrl, aFilterData())
  Next 

  oDoc.close(true)
  CreateFolder(cURL+".done")
  ThisComponent.close( True ) 
  
End Sub


Sub ExportToJpeg(slide, url, aFilterData)

   Dim aFilterData (2) As New com.sun.star.beans.PropertyValue

  ' Filter dependent filter properties
  aFilterData(0).Name  = "Quality"
  aFilterData(0).Value = 80
  aFilterData(1).Name  = "PixelWidth"
  aFilterData(1).Value = 1600
  aFilterData(2).Name  = "PixelHeight"
  aFilterData(2).Value = 1200 

  Dim aExportProperties (2) As New com.sun.star.beans.PropertyValue

  aExportProperties(0).Name  = "MediaType"
  aExportProperties(0).Value = "image/jpeg"
  aExportProperties(1).Name  = "URL"
  aExportProperties(1).Value = url
  aExportProperties(2).Name  = "FilterData"
  aExportProperties(2).Value = aFilterData

  Dim  uExporter
  uExporter = createUnoService("com.sun.star.drawing.GraphicExportFilter")
  uExporter.setSourceDocument(slide)
  uExporter.filter(aExportProperties())

End Sub


Function MakePropertyValue( Optional cName As String, Optional uValue ) As com.sun.star.beans.PropertyValue
          Dim oPropertyValue As New com.sun.star.beans.PropertyValue
  If Not IsMissing( cName ) Then
    oPropertyValue.Name = cName
  EndIf
  If Not IsMissing( uValue ) Then
    oPropertyValue.Value = uValue
  EndIf
  MakePropertyValue() = oPropertyValue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